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1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685" fo:border="0.06pt solid #000000"/>
      <style:text-properties fo:color="#000000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">
      <style:table-cell-properties fo:background-color="#ed1c24"/>
    </style:style>
    <style:style style:name="ce6" style:family="table-cell" style:parent-style-name="Default" style:data-style-name="N1"/>
    <style:style style:name="ce23" style:family="table-cell" style:parent-style-name="Default">
      <style:table-cell-properties fo:background-color="#f68e76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">
      <style:table-cell-properties fo:background-color="#fff685" fo:border="0.06pt solid #000000"/>
      <style:text-properties fo:color="#000000"/>
    </style:style>
    <style:style style:name="ce9" style:family="table-cell" style:parent-style-name="Default" style:data-style-name="N1">
      <style:table-cell-properties fo:background-color="#fff685" fo:wrap-option="wrap" fo:border="0.06pt solid #000000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d1c24"/>
    </style:style>
    <style:style style:name="ce12" style:family="table-cell" style:parent-style-name="Default">
      <style:table-cell-properties fo:background-color="transparent" fo:border="0.06pt solid #000000"/>
      <style:text-properties fo:color="#000000"/>
    </style:style>
    <style:style style:name="ce7" style:family="table-cell" style:parent-style-name="Default">
      <style:table-cell-properties fo:background-color="#fff685" style:text-align-source="fix" style:repeat-content="false" fo:border="0.06pt solid #000000"/>
      <style:paragraph-properties fo:text-align="center" fo:margin-left="0mm"/>
      <style:text-properties fo:color="#000000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fo:background-color="#fff685" fo:border="0.06pt solid #000000"/>
      <style:text-properties fo:color="#000000"/>
    </style:style>
    <style:style style:name="ce15" style:family="table-cell" style:parent-style-name="Default">
      <style:table-cell-properties fo:background-color="#fff685" fo:wrap-option="wrap" fo:border="0.06pt solid #000000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background-color="transparent" fo:border="0.06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EB</text:p>
          </table:table-cell>
          <table:table-cell office:value-type="string" calcext:value-type="string">
            <text:p>MAC (8x8)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Area(scaled 65nm)</text:p>
          </table:table-cell>
          <table:table-cell office:value-type="string" calcext:value-type="string">
            <text:p>Comp. Dens.</text:p>
          </table:table-cell>
          <table:table-cell office:value-type="string" calcext:value-type="string">
            <text:p>Comp. Dens. (norm)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Freq (Tech)</text:p>
          </table:table-cell>
          <table:table-cell office:value-type="string" calcext:value-type="string">
            <text:p>freq(norm)</text:p>
          </table:table-cell>
          <table:table-cell table:number-columns-repeated="2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AD(norm)</text:p>
          </table:table-cell>
          <table:table-cell/>
        </table:table-row>
        <table:table-row table:style-name="ro1">
          <table:table-cell office:value-type="string" calcext:value-type="string">
            <text:p>DSP48E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7208.87" calcext:value-type="float">
            <text:p>7208.87</text:p>
          </table:table-cell>
          <table:table-cell office:value-type="float" office:value="28" calcext:value-type="float">
            <text:p>28</text:p>
          </table:table-cell>
          <table:table-cell table:formula="of:=1/0.3" office:value-type="float" office:value="3.33333333333333" calcext:value-type="float">
            <text:p>3.33333333333333</text:p>
          </table:table-cell>
          <table:table-cell table:formula="of:=[.C2]*[.E2]" office:value-type="float" office:value="24029.5666666667" calcext:value-type="float">
            <text:p>24029.5666666667</text:p>
          </table:table-cell>
          <table:table-cell table:formula="of:=[.B2]/[.F2]" office:value-type="float" office:value="0.0000832307976146053" calcext:value-type="float">
            <text:p>8.32307976146053E-05</text:p>
          </table:table-cell>
          <table:table-cell table:style-name="ce13" table:formula="of:=[.G2]/[.G2]" office:value-type="float" office:value="1" calcext:value-type="float">
            <text:p>1.00</text:p>
          </table:table-cell>
          <table:table-cell table:style-name="ce10" office:value-type="float" office:value="750" calcext:value-type="float">
            <text:p>750</text:p>
          </table:table-cell>
          <table:table-cell office:value-type="float" office:value="28" calcext:value-type="float">
            <text:p>28</text:p>
          </table:table-cell>
          <table:table-cell table:formula="of:=[.I2]" office:value-type="float" office:value="750" calcext:value-type="float">
            <text:p>750</text:p>
          </table:table-cell>
          <table:table-cell table:style-name="ce10" office:value-type="float" office:value="891" calcext:value-type="float">
            <text:p>891</text:p>
          </table:table-cell>
          <table:table-cell office:value-type="string" calcext:value-type="string">
            <text:p>Zynq Ultrascale+</text:p>
          </table:table-cell>
          <table:table-cell table:style-name="ce13" table:formula="of:=[.H2]*[.K2]" office:value-type="float" office:value="750" calcext:value-type="float">
            <text:p>750.00</text:p>
          </table:table-cell>
          <table:table-cell/>
          <table:table-cell table:formula="of:=[.N2]/[.N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SP58</text:p>
          </table:table-cell>
          <table:table-cell office:value-type="float" office:value="3" calcext:value-type="float">
            <text:p>3</text:p>
          </table:table-cell>
          <table:table-cell table:style-name="ce5" table:formula="of:=[.C2]" office:value-type="float" office:value="7208.87" calcext:value-type="float">
            <text:p>7209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3]*[.E3]" office:value-type="float" office:value="7208.87" calcext:value-type="float">
            <text:p>7208.87</text:p>
          </table:table-cell>
          <table:table-cell table:formula="of:=[.B3]/[.F3]" office:value-type="float" office:value="0.000416153988073027" calcext:value-type="float">
            <text:p>0.000416153988073</text:p>
          </table:table-cell>
          <table:table-cell table:style-name="ce13" table:formula="of:=[.G3]/[.G2]" office:value-type="float" office:value="5" calcext:value-type="float">
            <text:p>5.00</text:p>
          </table:table-cell>
          <table:table-cell table:style-name="ce10" office:value-type="float" office:value="1150" calcext:value-type="float">
            <text:p>11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13" table:formula="of:=[.H3]*[.K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RDSP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9972" calcext:value-type="float">
            <text:p>2997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4]*[.E4]" office:value-type="float" office:value="29972" calcext:value-type="float">
            <text:p>29972</text:p>
          </table:table-cell>
          <table:table-cell table:formula="of:=[.B4]/[.F4]" office:value-type="float" office:value="0.000200186841051648" calcext:value-type="float">
            <text:p>0.000200186841052</text:p>
          </table:table-cell>
          <table:table-cell table:style-name="ce13" table:formula="of:=[.G4]/[.G2]" office:value-type="float" office:value="2.40520152141999" calcext:value-type="float">
            <text:p>2.41</text:p>
          </table:table-cell>
          <table:table-cell table:style-name="ce10" office:value-type="float" office:value="357" calcext:value-type="float">
            <text:p>357</text:p>
          </table:table-cell>
          <table:table-cell office:value-type="float" office:value="65" calcext:value-type="float">
            <text:p>65</text:p>
          </table:table-cell>
          <table:table-cell table:formula="of:=[.I4]*1.35" office:value-type="float" office:value="481.95" calcext:value-type="float">
            <text:p>481.95</text:p>
          </table:table-cell>
          <table:table-cell table:number-columns-repeated="2"/>
          <table:table-cell table:style-name="ce13" table:formula="of:=[.H4]*[.K4]" office:value-type="float" office:value="1159.18687324837" calcext:value-type="float">
            <text:p>1159.19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LBlock-6</text:p>
          </table:table-cell>
          <table:table-cell table:style-name="ce1" office:value-type="float" office:value="6" calcext:value-type="float">
            <text:p>6</text:p>
          </table:table-cell>
          <table:table-cell table:style-name="ce23" office:value-type="float" office:value="5776.301" calcext:value-type="float">
            <text:p>5776.301</text:p>
          </table:table-cell>
          <table:table-cell table:style-name="ce1" office:value-type="float" office:value="28" calcext:value-type="float">
            <text:p>28</text:p>
          </table:table-cell>
          <table:table-cell table:style-name="ce12" table:formula="of:=1/0.3" office:value-type="float" office:value="3.33333333333333" calcext:value-type="float">
            <text:p>3.33333333333333</text:p>
          </table:table-cell>
          <table:table-cell table:style-name="ce12" table:formula="of:=[.C5]*[.E5]" office:value-type="float" office:value="19254.3366666666" calcext:value-type="float">
            <text:p>19254.3366666666</text:p>
          </table:table-cell>
          <table:table-cell table:style-name="ce12" table:formula="of:=[.B5]/[.F5]" office:value-type="float" office:value="0.000311618109928828" calcext:value-type="float">
            <text:p>0.000311618109929</text:p>
          </table:table-cell>
          <table:table-cell table:style-name="ce14" table:formula="of:=[.G5]/[.G2]" office:value-type="float" office:value="3.74402407353772" calcext:value-type="float">
            <text:p>3.74</text:p>
          </table:table-cell>
          <table:table-cell table:style-name="ce15" office:value-type="float" office:value="750" calcext:value-type="float">
            <text:p>750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formula="of:=[.I5]" office:value-type="float" office:value="750" calcext:value-type="float">
            <text:p>750</text:p>
          </table:table-cell>
          <table:table-cell table:style-name="ce12" table:number-columns-repeated="2"/>
          <table:table-cell table:style-name="ce16" table:formula="of:=[.H5]*[.K5]" office:value-type="float" office:value="2808.01805515329" calcext:value-type="float">
            <text:p>2808.02</text:p>
          </table:table-cell>
          <table:table-cell table:style-name="ce12"/>
          <table:table-cell table:style-name="ce14" table:formula="of:=[.N5]/[.N2]" office:value-type="float" office:value="3.74402407353772" calcext:value-type="float">
            <text:p>3.74</text:p>
          </table:table-cell>
          <table:table-cell table:style-name="ce14" table:formula="of:=[.P5]/[.P10]" office:value-type="float" office:value="5.45591374133724" calcext:value-type="float">
            <text:p>5.46</text:p>
          </table:table-cell>
        </table:table-row>
        <table:table-row table:style-name="ro2">
          <table:table-cell table:style-name="ce1" office:value-type="string" calcext:value-type="string">
            <text:p>MLBlock-8</text:p>
          </table:table-cell>
          <table:table-cell table:style-name="ce1" office:value-type="float" office:value="8" calcext:value-type="float">
            <text:p>8</text:p>
          </table:table-cell>
          <table:table-cell table:style-name="ce23" office:value-type="float" office:value="6906.624" calcext:value-type="float">
            <text:p>6906.624</text:p>
          </table:table-cell>
          <table:table-cell table:style-name="ce1" office:value-type="float" office:value="28" calcext:value-type="float">
            <text:p>28</text:p>
          </table:table-cell>
          <table:table-cell table:style-name="ce12" table:formula="of:=1/0.3" office:value-type="float" office:value="3.33333333333333" calcext:value-type="float">
            <text:p>3.33333333333333</text:p>
          </table:table-cell>
          <table:table-cell table:style-name="ce12" table:formula="of:=[.C6]*[.E6]" office:value-type="float" office:value="23022.08" calcext:value-type="float">
            <text:p>23022.08</text:p>
          </table:table-cell>
          <table:table-cell table:style-name="ce12" table:formula="of:=[.B6]/[.F6]" office:value-type="float" office:value="0.000347492494162126" calcext:value-type="float">
            <text:p>0.000347492494162</text:p>
          </table:table-cell>
          <table:table-cell table:style-name="ce14" table:formula="of:=[.G6]/[.G2]" office:value-type="float" office:value="4.17504702731755" calcext:value-type="float">
            <text:p>4.18</text:p>
          </table:table-cell>
          <table:table-cell table:style-name="ce15" office:value-type="float" office:value="750" calcext:value-type="float">
            <text:p>750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formula="of:=[.I6]" office:value-type="float" office:value="750" calcext:value-type="float">
            <text:p>750</text:p>
          </table:table-cell>
          <table:table-cell table:style-name="ce12" table:number-columns-repeated="2"/>
          <table:table-cell table:style-name="ce16" table:formula="of:=[.H6]*[.K6]" office:value-type="float" office:value="3131.28527048816" calcext:value-type="float">
            <text:p>3131.29</text:p>
          </table:table-cell>
          <table:table-cell table:style-name="ce12"/>
          <table:table-cell table:style-name="ce14" table:formula="of:=[.N6]/[.N2]" office:value-type="float" office:value="4.17504702731755" calcext:value-type="float">
            <text:p>4.18</text:p>
          </table:table-cell>
          <table:table-cell table:style-name="ce14" table:formula="of:=[.P6]/[.P10]" office:value-type="float" office:value="6.0840144186219" calcext:value-type="float">
            <text:p>6.08</text:p>
          </table:table-cell>
        </table:table-row>
        <table:table-row table:style-name="ro2">
          <table:table-cell table:style-name="ce1" office:value-type="string" calcext:value-type="string">
            <text:p>MLBlock-9</text:p>
          </table:table-cell>
          <table:table-cell table:style-name="ce1" office:value-type="float" office:value="9" calcext:value-type="float">
            <text:p>9</text:p>
          </table:table-cell>
          <table:table-cell table:style-name="ce23" office:value-type="float" office:value="8642.746" calcext:value-type="float">
            <text:p>8642.746</text:p>
          </table:table-cell>
          <table:table-cell table:style-name="ce1" office:value-type="float" office:value="28" calcext:value-type="float">
            <text:p>28</text:p>
          </table:table-cell>
          <table:table-cell table:style-name="ce12" table:formula="of:=1/0.3" office:value-type="float" office:value="3.33333333333333" calcext:value-type="float">
            <text:p>3.33333333333333</text:p>
          </table:table-cell>
          <table:table-cell table:style-name="ce12" table:formula="of:=[.C7]*[.E7]" office:value-type="float" office:value="28809.1533333333" calcext:value-type="float">
            <text:p>28809.1533333333</text:p>
          </table:table-cell>
          <table:table-cell table:style-name="ce12" table:formula="of:=[.B7]/[.F7]" office:value-type="float" office:value="0.000312400711533117" calcext:value-type="float">
            <text:p>0.000312400711533</text:p>
          </table:table-cell>
          <table:table-cell table:style-name="ce14" table:formula="of:=[.G7]/[.G2]" office:value-type="float" office:value="3.75342686224957" calcext:value-type="float">
            <text:p>3.75</text:p>
          </table:table-cell>
          <table:table-cell table:style-name="ce15" office:value-type="float" office:value="750" calcext:value-type="float">
            <text:p>750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formula="of:=[.I7]" office:value-type="float" office:value="750" calcext:value-type="float">
            <text:p>750</text:p>
          </table:table-cell>
          <table:table-cell table:style-name="ce12" table:number-columns-repeated="2"/>
          <table:table-cell table:style-name="ce16" table:formula="of:=[.H7]*[.K7]" office:value-type="float" office:value="2815.07014668718" calcext:value-type="float">
            <text:p>2815.07</text:p>
          </table:table-cell>
          <table:table-cell table:style-name="ce12"/>
          <table:table-cell table:style-name="ce14" table:formula="of:=[.N7]/[.N2]" office:value-type="float" office:value="3.75342686224957" calcext:value-type="float">
            <text:p>3.75</text:p>
          </table:table-cell>
          <table:table-cell table:style-name="ce14" table:formula="of:=[.P7]/[.P10]" office:value-type="float" office:value="5.46961579109233" calcext:value-type="float">
            <text:p>5.47</text:p>
          </table:table-cell>
        </table:table-row>
        <table:table-row table:style-name="ro2">
          <table:table-cell table:style-name="ce1" office:value-type="string" calcext:value-type="string">
            <text:p>MLBlock-12</text:p>
          </table:table-cell>
          <table:table-cell table:style-name="ce1" office:value-type="float" office:value="12" calcext:value-type="float">
            <text:p>12</text:p>
          </table:table-cell>
          <table:table-cell table:style-name="ce23" office:value-type="float" office:value="10377.562" calcext:value-type="float">
            <text:p>10377.562</text:p>
          </table:table-cell>
          <table:table-cell table:style-name="ce1" office:value-type="float" office:value="28" calcext:value-type="float">
            <text:p>28</text:p>
          </table:table-cell>
          <table:table-cell table:style-name="ce12" table:formula="of:=1/0.3" office:value-type="float" office:value="3.33333333333333" calcext:value-type="float">
            <text:p>3.33333333333333</text:p>
          </table:table-cell>
          <table:table-cell table:style-name="ce12" table:formula="of:=[.C8]*[.E8]" office:value-type="float" office:value="34591.8733333333" calcext:value-type="float">
            <text:p>34591.8733333333</text:p>
          </table:table-cell>
          <table:table-cell table:style-name="ce12" table:formula="of:=[.B8]/[.F8]" office:value-type="float" office:value="0.000346902287839861" calcext:value-type="float">
            <text:p>0.00034690228784</text:p>
          </table:table-cell>
          <table:table-cell table:style-name="ce14" table:formula="of:=[.G8]/[.G2]" office:value-type="float" office:value="4.16795582623356" calcext:value-type="float">
            <text:p>4.17</text:p>
          </table:table-cell>
          <table:table-cell table:style-name="ce15" office:value-type="float" office:value="750" calcext:value-type="float">
            <text:p>750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formula="of:=[.I8]" office:value-type="float" office:value="750" calcext:value-type="float">
            <text:p>750</text:p>
          </table:table-cell>
          <table:table-cell table:style-name="ce12" table:number-columns-repeated="2"/>
          <table:table-cell table:style-name="ce16" table:formula="of:=[.H8]*[.K8]" office:value-type="float" office:value="3125.96686967517" calcext:value-type="float">
            <text:p>3125.97</text:p>
          </table:table-cell>
          <table:table-cell table:style-name="ce12"/>
          <table:table-cell table:style-name="ce14" table:formula="of:=[.N8]/[.N2]" office:value-type="float" office:value="4.16795582623356" calcext:value-type="float">
            <text:p>4.17</text:p>
          </table:table-cell>
          <table:table-cell table:style-name="ce14" table:formula="of:=[.P8]/[.P10]" office:value-type="float" office:value="6.07368088959624" calcext:value-type="float">
            <text:p>6.07</text:p>
          </table:table-cell>
        </table:table-row>
        <table:table-row table:style-name="ro1">
          <table:table-cell table:style-name="ce1" table:number-columns-repeated="2"/>
          <table:table-cell table:style-name="ce8"/>
          <table:table-cell table:style-name="ce1"/>
          <table:table-cell table:style-name="ce12" table:number-columns-repeated="3"/>
          <table:table-cell table:style-name="ce14"/>
          <table:table-cell table:style-name="ce1"/>
          <table:table-cell table:style-name="ce12" table:number-columns-repeated="4"/>
          <table:table-cell table:style-name="ce16"/>
          <table:table-cell table:style-name="ce12"/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Intel Stratix 10 DSP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8404" calcext:value-type="float">
            <text:p>8404</text:p>
          </table:table-cell>
          <table:table-cell table:style-name="ce1" office:value-type="float" office:value="28" calcext:value-type="float">
            <text:p>28</text:p>
          </table:table-cell>
          <table:table-cell table:style-name="ce12" table:formula="of:=1/0.3" office:value-type="float" office:value="3.33333333333333" calcext:value-type="float">
            <text:p>3.33333333333333</text:p>
          </table:table-cell>
          <table:table-cell table:style-name="ce12" table:formula="of:=[.C10]*[.E10]" office:value-type="float" office:value="28013.3333333333" calcext:value-type="float">
            <text:p>28013.3333333333</text:p>
          </table:table-cell>
          <table:table-cell table:style-name="ce12" table:formula="of:=[.B10]/[.F10]" office:value-type="float" office:value="0.0000713945740123751" calcext:value-type="float">
            <text:p>7.13945740123751E-05</text:p>
          </table:table-cell>
          <table:table-cell table:style-name="ce14" table:formula="of:=[.G10]/[.G2]" office:value-type="float" office:value="0.857790337934317" calcext:value-type="float">
            <text:p>0.86</text:p>
          </table:table-cell>
          <table:table-cell table:style-name="ce1" office:value-type="float" office:value="600" calcext:value-type="float">
            <text:p>600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formula="of:=[.I10]" office:value-type="float" office:value="600" calcext:value-type="float">
            <text:p>600</text:p>
          </table:table-cell>
          <table:table-cell table:style-name="ce12" table:number-columns-repeated="2"/>
          <table:table-cell table:style-name="ce16" table:formula="of:=[.H10]*[.K10]" office:value-type="float" office:value="514.67420276059" calcext:value-type="float">
            <text:p>514.67</text:p>
          </table:table-cell>
          <table:table-cell table:style-name="ce12"/>
          <table:table-cell table:style-name="ce14" table:formula="of:=[.N10]/[.N2]" office:value-type="float" office:value="0.686232270347453" calcext:value-type="float">
            <text:p>0.69</text:p>
          </table:table-cell>
          <table:table-cell table:style-name="ce14" table:formula="of:=[.P10]/[.P10]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Boutors[]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8810" calcext:value-type="float">
            <text:p>8810</text:p>
          </table:table-cell>
          <table:table-cell table:style-name="ce1" office:value-type="float" office:value="28" calcext:value-type="float">
            <text:p>28</text:p>
          </table:table-cell>
          <table:table-cell table:style-name="ce12" table:formula="of:=1/0.3" office:value-type="float" office:value="3.33333333333333" calcext:value-type="float">
            <text:p>3.33333333333333</text:p>
          </table:table-cell>
          <table:table-cell table:style-name="ce12" table:formula="of:=[.C11]*[.E11]" office:value-type="float" office:value="29366.6666666667" calcext:value-type="float">
            <text:p>29366.6666666667</text:p>
          </table:table-cell>
          <table:table-cell table:style-name="ce12" table:formula="of:=[.B11]/[.F11]" office:value-type="float" office:value="0.000136208853575482" calcext:value-type="float">
            <text:p>0.000136208853575</text:p>
          </table:table-cell>
          <table:table-cell table:style-name="ce14" table:formula="of:=[.G11]/[.G2]" office:value-type="float" office:value="1.63651986379115" calcext:value-type="float">
            <text:p>1.64</text:p>
          </table:table-cell>
          <table:table-cell table:style-name="ce1" office:value-type="float" office:value="600" calcext:value-type="float">
            <text:p>600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formula="of:=[.I11]" office:value-type="float" office:value="600" calcext:value-type="float">
            <text:p>600</text:p>
          </table:table-cell>
          <table:table-cell table:style-name="ce12" table:number-columns-repeated="2"/>
          <table:table-cell table:style-name="ce16" table:formula="of:=[.H11]*[.K11]" office:value-type="float" office:value="981.911918274688" calcext:value-type="float">
            <text:p>981.91</text:p>
          </table:table-cell>
          <table:table-cell table:style-name="ce12"/>
          <table:table-cell table:style-name="ce14" table:formula="of:=[.N11]/[.N2]" office:value-type="float" office:value="1.30921589103292" calcext:value-type="float">
            <text:p>1.31</text:p>
          </table:table-cell>
          <table:table-cell table:style-name="ce14" table:formula="of:=[.P11]/[.P10]" office:value-type="float" office:value="1.9078320090806" calcext:value-type="float">
            <text:p>1.91</text:p>
          </table:table-cell>
        </table:table-row>
        <table:table-row table:style-name="ro1">
          <table:table-cell table:style-name="ce1" office:value-type="string" calcext:value-type="string">
            <text:p>Tensor-Slice</text:p>
          </table:table-cell>
          <table:table-cell table:style-name="ce1" office:value-type="float" office:value="64" calcext:value-type="float">
            <text:p>64</text:p>
          </table:table-cell>
          <table:table-cell table:style-name="ce9" office:value-type="float" office:value="50032" calcext:value-type="float">
            <text:p>50032</text:p>
          </table:table-cell>
          <table:table-cell table:style-name="ce1" office:value-type="float" office:value="22" calcext:value-type="float">
            <text:p>22</text:p>
          </table:table-cell>
          <table:table-cell table:style-name="ce12" table:formula="of:=1/0.3" office:value-type="float" office:value="3.33333333333333" calcext:value-type="float">
            <text:p>3.33333333333333</text:p>
          </table:table-cell>
          <table:table-cell table:style-name="ce12" table:formula="of:=[.C12]*[.E12]" office:value-type="float" office:value="166773.333333333" calcext:value-type="float">
            <text:p>166773.333333333</text:p>
          </table:table-cell>
          <table:table-cell table:style-name="ce12" table:formula="of:=[.B12]/[.F12]" office:value-type="float" office:value="0.000383754397185801" calcext:value-type="float">
            <text:p>0.000383754397186</text:p>
          </table:table-cell>
          <table:table-cell table:style-name="ce14" table:formula="of:=[.G12]/[.G2]" office:value-type="float" office:value="4.61072593540134" calcext:value-type="float">
            <text:p>4.61</text:p>
          </table:table-cell>
          <table:table-cell table:style-name="ce15" office:value-type="float" office:value="371" calcext:value-type="float">
            <text:p>371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formula="of:=[.I12]" office:value-type="float" office:value="371" calcext:value-type="float">
            <text:p>371</text:p>
          </table:table-cell>
          <table:table-cell table:style-name="ce12" table:number-columns-repeated="2"/>
          <table:table-cell table:style-name="ce16" table:formula="of:=[.H12]*[.K12]" office:value-type="float" office:value="1710.5793220339" calcext:value-type="float">
            <text:p>1710.58</text:p>
          </table:table-cell>
          <table:table-cell table:style-name="ce12"/>
          <table:table-cell table:style-name="ce14" table:formula="of:=[.N12]/[.N2]" office:value-type="float" office:value="2.28077242937853" calcext:value-type="float">
            <text:p>2.28</text:p>
          </table:table-cell>
          <table:table-cell table:style-name="ce14" table:formula="of:=[.P12]/[.P10]" office:value-type="float" office:value="3.32361581920904" calcext:value-type="float">
            <text:p>3.32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4"/>
          <table:table-cell table:style-name="ce13"/>
          <table:table-cell table:number-columns-repeated="9"/>
        </table:table-row>
        <table:table-row table:style-name="ro1">
          <table:table-cell office:value-type="string" calcext:value-type="string">
            <text:p>Agilex DSP</text:p>
          </table:table-cell>
          <table:table-cell/>
          <table:table-cell table:style-name="ce10"/>
          <table:table-cell table:number-columns-repeated="4"/>
          <table:table-cell table:style-name="ce13"/>
          <table:table-cell table:number-columns-repeated="9"/>
        </table:table-row>
        <table:table-row table:style-name="ro1">
          <table:table-cell office:value-type="string" calcext:value-type="string">
            <text:p>Hamamu</text:p>
          </table:table-cell>
          <table:table-cell table:number-columns-repeated="4"/>
          <table:table-cell table:formula="of:=[.C15]*[.E15]" office:value-type="float" office:value="0" calcext:value-type="float">
            <text:p>0</text:p>
          </table:table-cell>
          <table:table-cell table:formula="of:=[.B15]/[.F15]" office:value-type="string" office:string-value="" calcext:value-type="error">
            <text:p>#DIV/0!</text:p>
          </table:table-cell>
          <table:table-cell table:style-name="ce13"/>
          <table:table-cell table:number-columns-repeated="9"/>
        </table:table-row>
        <table:table-row table:style-name="ro1">
          <table:table-cell table:style-name="ce2" office:value-type="string" calcext:value-type="string">
            <text:p>Intel AI-tensor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-</text:p>
          </table:table-cell>
          <table:table-cell table:number-columns-repeated="2"/>
          <table:table-cell table:formula="of:=[.C16]*[.E16]" office:value-type="string" office:string-value="" calcext:value-type="error">
            <text:p>#VALUE!</text:p>
          </table:table-cell>
          <table:table-cell table:formula="of:=[.B16]/[.F16]" office:value-type="string" office:string-value="" calcext:value-type="error">
            <text:p>#VALUE!</text:p>
          </table:table-cell>
          <table:table-cell table:style-name="ce13"/>
          <table:table-cell table:number-columns-repeated="9"/>
        </table:table-row>
        <table:table-row table:style-name="ro1">
          <table:table-cell office:value-type="string" calcext:value-type="string">
            <text:p>Achronix</text:p>
          </table:table-cell>
          <table:table-cell/>
          <table:table-cell table:style-name="ce3" office:value-type="string" calcext:value-type="string">
            <text:p>-</text:p>
          </table:table-cell>
          <table:table-cell table:number-columns-repeated="2"/>
          <table:table-cell table:formula="of:=[.C17]*[.E17]" office:value-type="string" office:string-value="" calcext:value-type="error">
            <text:p>#VALUE!</text:p>
          </table:table-cell>
          <table:table-cell table:formula="of:=[.B17]/[.F17]" office:value-type="string" office:string-value="" calcext:value-type="error">
            <text:p>#VALUE!</text:p>
          </table:table-cell>
          <table:table-cell table:style-name="ce13"/>
          <table:table-cell table:number-columns-repeated="9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LP+HP</text:p>
          </table:table-cell>
          <table:table-cell office:value-type="string" calcext:value-type="string">
            <text:p>LP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3" office:value-type="float" office:value="5776.301" calcext:value-type="float">
            <text:p>5776.301</text:p>
          </table:table-cell>
          <table:table-cell table:style-name="ce7" office:value-type="float" office:value="3314.918" calcext:value-type="float">
            <text:p>3314.91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3" office:value-type="float" office:value="6906.624" calcext:value-type="float">
            <text:p>6906.624</text:p>
          </table:table-cell>
          <table:table-cell table:style-name="ce7" office:value-type="float" office:value="4026.144" calcext:value-type="float">
            <text:p>4026.144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/>
          <table:table-cell table:style-name="ce23" office:value-type="float" office:value="8642.746" calcext:value-type="float">
            <text:p>8642.746</text:p>
          </table:table-cell>
          <table:table-cell table:style-name="ce7" office:value-type="float" office:value="4789.43" calcext:value-type="float">
            <text:p>4789.43</text:p>
          </table:table-cell>
          <table:table-cell table:style-name="ce3"/>
          <table:table-cell table:number-columns-repeated="11"/>
        </table:table-row>
        <table:table-row table:style-name="ro1">
          <table:table-cell/>
          <table:table-cell table:style-name="ce3"/>
          <table:table-cell/>
          <table:table-cell table:style-name="ce23" office:value-type="float" office:value="10377.562" calcext:value-type="float">
            <text:p>10377.562</text:p>
          </table:table-cell>
          <table:table-cell table:style-name="ce7" office:value-type="float" office:value="6092.909" calcext:value-type="float">
            <text:p>6092.909</text:p>
          </table:table-cell>
          <table:table-cell table:style-name="ce3"/>
          <table:table-cell table:number-columns-repeated="11"/>
        </table:table-row>
        <table:table-row table:style-name="ro1">
          <table:table-cell/>
          <table:table-cell table:style-name="ce3" table:number-columns-repeated="5"/>
          <table:table-cell table:number-columns-repeated="11"/>
        </table:table-row>
        <table:table-row table:style-name="ro1" table:number-rows-repeated="4">
          <table:table-cell/>
          <table:table-cell table:style-name="ce3"/>
          <table:table-cell table:style-name="ce4"/>
          <table:table-cell table:style-name="ce3" table:number-columns-repeated="3"/>
          <table:table-cell/>
          <table:table-cell table:style-name="ce13"/>
          <table:table-cell table:style-name="ce10"/>
          <table:table-cell table:number-columns-repeated="8"/>
        </table:table-row>
        <table:table-row table:style-name="ro1">
          <table:table-cell/>
          <table:table-cell table:style-name="ce3"/>
          <table:table-cell table:style-name="ce4"/>
          <table:table-cell table:style-name="ce3" table:number-columns-repeated="3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1:58:27.411069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3T00:56:40.213795317</meta:creation-date>
    <meta:generator>LibreOffice/6.0.7.3$Linux_X86_64 LibreOffice_project/00m0$Build-3</meta:generator>
    <dc:date>2021-08-27T12:19:32.314790528</dc:date>
    <meta:editing-duration>PT24M15S</meta:editing-duration>
    <meta:editing-cycles>10</meta:editing-cycles>
    <meta:document-statistic meta:table-count="1" meta:cell-count="172" meta:object-count="0"/>
  </office:meta>
</office:document-meta>
</file>